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4.9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ckt-irsense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2" table:default-cell-style-name="ce2"/>
        <table:table-column table:style-name="co2" table:default-cell-style-name="ce13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fr</text:p>
          </table:table-cell>
          <table:table-cell table:style-name="ce6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1"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LTC3528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ep-Up DC/DC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ATmega328P-AU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table:style-name="ce3" office:value-type="string" calcext:value-type="string">
            <text:p>CPDT6-5V4-HF</text:p>
          </table:table-cell>
          <table:table-cell/>
          <table:table-cell office:value-type="string" calcext:value-type="string">
            <text:p>ESD 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499k, 1% Resis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287k, 1% Resis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k Resistor (080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R5,R6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0k Resis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91A1A-B24-(A/B)20L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100k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" office:value-type="string" calcext:value-type="string">
            <text:p>10uF 25V X7R/X5R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33pF 16V NP0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" office:value-type="string" calcext:value-type="string">
            <text:p>0.1uF 16V X7R/X5R (080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,C6,C7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" office:value-type="string" calcext:value-type="string">
            <text:p>22pF 16V NP0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" office:value-type="string" calcext:value-type="string">
            <text:p>1uF 16V X7R/X5R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C12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8.2pF 16V NP0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SS6132-472MLB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4.7uH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TS111BSM-1</text:p>
          </table:table-cell>
          <table:table-cell/>
          <table:table-cell table:style-name="ce9" office:value-type="string" calcext:value-type="string">
            <text:p>11.0592MHz, 18pF Crystal (HC-49-SM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2333DDS</text:p>
          </table:table-cell>
          <table:table-cell/>
          <table:table-cell office:value-type="string" calcext:value-type="string">
            <text:p>P-channel 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SMP4-SBC</text:p>
          </table:table-cell>
          <table:table-cell table:style-name="ce5" office:value-type="string" calcext:value-type="string">
            <text:p>Bivar</text:p>
          </table:table-cell>
          <table:table-cell table:style-name="ce8" office:value-type="string" calcext:value-type="string">
            <text:p>Red/Green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PPN101BFLD-RC</text:p>
          </table:table-cell>
          <table:table-cell/>
          <table:table-cell office:value-type="string" calcext:value-type="string">
            <text:p>Xbee Sockets (SM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U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2013ES1W03</text:p>
          </table:table-cell>
          <table:table-cell office:value-type="string" calcext:value-type="string">
            <text:p>NKK</text:p>
          </table:table-cell>
          <table:table-cell office:value-type="string" calcext:value-type="string">
            <text:p>SPDT Center-Off Toggl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D6R90 F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CT2195MST</text:p>
          </table:table-cell>
          <table:table-cell/>
          <table:table-cell office:value-type="string" calcext:value-type="string">
            <text:p>5-pos 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OSTTC022162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Dual 0.2" Terminal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3 male header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office:value-type="string" calcext:value-type="string">
            <text:p>1553BBKBAT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Case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15-1192-00550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Light Pip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r D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b (user preference, for 1/4” potentiometer shafting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r 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kt-irsense" style:display-name="Normal_ckt-irsens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5:50:36.549634397</meta:creation-date>
    <dc:date>2017-09-04T15:51:54.088367391</dc:date>
    <meta:editing-duration>PT1M17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